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enfoque.<text:line-break/>Tu planteo define con gran claridad el <text:span text:style-name="Strong_20_Emphasis">arco mistico</text:span> como un proceso de <text:span text:style-name="Strong_20_Emphasis">transformación intelectual y espiritual</text:span>, no moral ni religiosa.<text:line-break/>A diferencia de la típica historia de “iluminación”, aquí <text:span text:style-name="Strong_20_Emphasis">Elara no se vuelve digna</text:span>, sino <text:span text:style-name="Strong_20_Emphasis">sabia</text:span>. No “supera” sus faltas, sino que <text:span text:style-name="Strong_20_Emphasis">supera las creencias que la limitan</text:span>.</text:p>
      <text:p text:style-name="Text_20_body">Con tu guía, puedo sintetizar así la <text:span text:style-name="Strong_20_Emphasis">línea argumental general de la rama mística</text:span> del relato:</text:p>
      <text:p text:style-name="Horizontal_20_Line"/>
      <text:h text:style-name="Heading_20_3" text:outline-level="3">✦ Línea argumental mística – “De la creencia al conocimiento”</text:h>
      <text:p text:style-name="Text_20_body">Elara inicia su viaje impulsada por un deseo profundo: <text:span text:style-name="Strong_20_Emphasis">comprender la existencia</text:span>, descubrir <text:span text:style-name="Strong_20_Emphasis">quién es</text:span>, <text:span text:style-name="Strong_20_Emphasis">de dónde viene</text:span> y <text:span text:style-name="Strong_20_Emphasis">por qué existe algo en lugar de nada</text:span>.<text:line-break/>Al principio, su comprensión del mundo está moldeada por las <text:span text:style-name="Strong_20_Emphasis">creencias populares</text:span>, un conjunto de mitos, supersticiones y narraciones tradicionales que intentan dar sentido a lo desconocido.<text:line-break/>Estos mitos constituyen su marco de referencia inicial, la <text:span text:style-name="Strong_20_Emphasis">realidad heredada</text:span> en la que ha crecido.</text:p>
      <text:p text:style-name="Horizontal_20_Line"/>
      <text:h text:style-name="Heading_20_4" text:outline-level="4"><text:span text:style-name="Strong_20_Emphasis">1. Punto de partida – El universo de las creencias</text:span></text:h>
      <text:p text:style-name="Text_20_body">En su aldea natal, Elara comparte las creencias comunes del pueblo: los dioses del trueno, los espíritus de la lluvia, las almas errantes… Todo tiene una explicación mítica.<text:line-break/>Sin embargo, estas historias no la satisfacen. Intuye que son relatos creados por los hombres, no por los dioses.<text:line-break/>Su viaje, en el fondo, es una rebelión contra la ignorancia: <text:span text:style-name="Strong_20_Emphasis">no quiere creer, quiere saber.</text:span></text:p>
      <text:p text:style-name="Horizontal_20_Line"/>
      <text:h text:style-name="Heading_20_4" text:outline-level="4"><text:span text:style-name="Strong_20_Emphasis">2. El contraste – Mitos populares y conocimiento antiguo</text:span></text:h>
      <text:p text:style-name="Text_20_body">En cada capítulo, Elara se enfrenta a un <text:span text:style-name="Strong_20_Emphasis">tema existencial o metafísico</text:span> (la vida, la muerte, el alma, la fe, el amor, la magia, la conciencia, el destino…).<text:line-break/>Cada uno se presenta primero desde el <text:span text:style-name="Strong_20_Emphasis">punto de vista popular</text:span>, en forma de leyendas, supersticiones o tradiciones que reflejan la forma humana de llenar los vacíos del conocimiento.<text:line-break/>Pero en el curso de la historia, Elara descubrirá <text:span text:style-name="Strong_20_Emphasis">vestigios de un saber más antiguo</text:span>, oculto en ruinas, grabados, escrituras o testimonios olvidados.<text:line-break/>Este conocimiento no apela a la fe ni a la moral, sino a la <text:span text:style-name="Strong_20_Emphasis">lógica, la observación y la coherencia interna del mundo</text:span>.</text:p>
      <text:p text:style-name="Horizontal_20_Line"/>
      <text:h text:style-name="Heading_20_4" text:outline-level="4"><text:span text:style-name="Strong_20_Emphasis">3. El proceso – Del mito a la razón</text:span></text:h>
      <text:p text:style-name="Text_20_body">La rama mística muestra el <text:span text:style-name="Strong_20_Emphasis">aprendizaje intelectual</text:span> de Elara.<text:line-break/>Cada descubrimiento sustituye una creencia errónea por una comprensión más profunda.<text:line-break/>Así, capítulo a capítulo, Elara <text:span text:style-name="Strong_20_Emphasis">desmonta el edificio de los mitos</text:span> y <text:span text:style-name="Strong_20_Emphasis">reconstruye una teoría sólida</text:span> del universo.<text:line-break/><text:soft-page-break/>En este proceso, la historia no ridiculiza las creencias populares —las muestra como <text:span text:style-name="Strong_20_Emphasis">intentos humanos de comprensión</text:span>, válidos en su contexto—, pero las trasciende con respeto, mostrando su origen cultural y su función simbólica.</text:p>
      <text:p text:style-name="Horizontal_20_Line"/>
      <text:h text:style-name="Heading_20_4" text:outline-level="4"><text:span text:style-name="Strong_20_Emphasis">4. El clímax – La gran síntesis</text:span></text:h>
      <text:p text:style-name="Text_20_body">Hacia el final del viaje, Elara ha recopilado fragmentos dispersos de ese conocimiento antiguo y los ha integrado en una <text:span text:style-name="Strong_20_Emphasis">visión coherente de la existencia</text:span>.<text:line-break/>Ya no necesita el Codex para encontrar las respuestas: <text:span text:style-name="Strong_20_Emphasis">ella misma se ha convertido en el libro</text:span>.<text:line-break/>Lo que buscaba fuera ha nacido dentro.<text:line-break/>Su mente ya no está habitada por mitos, sino por <text:span text:style-name="Strong_20_Emphasis">un sistema lógico, armónico y verificable</text:span>, que une lo espiritual y lo real bajo una misma comprensión.</text:p>
      <text:p text:style-name="Horizontal_20_Line"/>
      <text:h text:style-name="Heading_20_4" text:outline-level="4"><text:span text:style-name="Strong_20_Emphasis">5. El cierre – El silencio de las antiguas voces</text:span></text:h>
      <text:p text:style-name="Text_20_body">Cuando finalmente retorna al Codex, las antiguas voces —los mitos del pueblo— ya no dominan su pensamiento.<text:line-break/>Elara ha reemplazado la fe ciega por la <text:span text:style-name="Strong_20_Emphasis">inteligencia del asombro</text:span>.<text:line-break/>Comprende que los mitos fueron necesarios, pero que el tiempo de las leyendas ha terminado:<text:line-break/>ahora comienza el tiempo del conocimiento.</text:p>
      <text:p text:style-name="Horizontal_20_Line"/>
      <text:h text:style-name="Heading_20_3" text:outline-level="3">✦ En síntesis</text:h>
      <text:p text:style-name="Text_20_body">La rama mística describe el tránsito de Elara:</text:p>
      <text:p text:style-name="Quotations"><text:span text:style-name="Strong_20_Emphasis">de la creencia a la comprensión,<text:line-break/>de la tradición al pensamiento,<text:line-break/>del mito a la inteligencia.</text:span></text:p>
      <text:p text:style-name="Text_20_body">Cada capítulo aporta una pieza de ese nuevo modelo del mundo.<text:line-break/>Elara no destruye las viejas creencias: <text:span text:style-name="Strong_20_Emphasis">las supera</text:span>, integrándolas en un marco más amplio que las explica.</text:p>
      <text:p text:style-name="Horizontal_20_Line"/>
      <text:p text:style-name="Text_20_body">¿Quieres que te prepare a continuación una <text:span text:style-name="Strong_20_Emphasis">estructura base para los capítulos místicos</text:span>, del mismo modo que planeábamos para el viaje (por ejemplo: mito popular → conflicto o contradicción → hallazgo → revelación → nueva comprensión)?<text:line-break/>Serviría como guía para desarrollar cualquier tema místico dentro de esta líne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04T19:44:38.555000000</meta:creation-date>
    <dc:date>2025-10-04T19:50:50.059000000</dc:date>
    <meta:editing-duration>PT6M11S</meta:editing-duration>
    <meta:editing-cycles>1</meta:editing-cycles>
    <meta:document-statistic meta:table-count="0" meta:image-count="0" meta:object-count="0" meta:page-count="2" meta:paragraph-count="19" meta:word-count="653" meta:character-count="3986" meta:non-whitespace-character-count="3347"/>
    <meta:generator>LibreOffice/7.3.5.2$Windows_X86_64 LibreOffice_project/184fe81b8c8c30d8b5082578aee2fed2ea847c01</meta:generator>
  </office:meta>
</office:document-meta>
</file>